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6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hapter 5: cp, mv, rm, mkdir, rmdir</text:p>
              </text:list-item>
              <text:list-item>
                <text:p>Install Chinese input package(搜狗输入法)(sudo dpkg -i xxx.deb)</text:p>
              </text:list-item>
              <text:list-item>
                <text:p>.bashrc(alias)</text:p>
              </text:list-item>
              <text:list-item>
                <text:p>Linux运维（engineer）</text:p>
              </text:list-item>
              <text:list-item>
                <text:p>Install vim (sudo apt install vim)/ gedit / spider / pycharm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Python: official tutorial</text:p>
              </text:list-item>
              <text:list-item>
                <text:p>docs.python.org/</text:p>
              </text:list-item>
              <text:list-item>
                <text:p><text:a xlink:href="https://docs.python.org/3/tutorial/index.html" xlink:type="simple">https://docs.python.org/3/tutorial/index.html</text:a></text:p>
              </text:list-item>
              <text:list-item>
                <text:p><text:span text:style-name="T1">https://docs.python.org/zh-cn/3/</text:span></text:p>
              </text:list-item>
              <text:list-item>
                <text:p>二级考试</text:p>
              </text:list-item>
              <text:list-item>
                <text:p>MIT 6.00 6.01</text:p>
              </text:list-item>
              <text:list-item>
                <text:p>Anaconda</text:p>
              </text:list-item>
              <text:list-item>
                <text:p>https://mirrors.tuna.tsinghua.edu.cn/anaconda/archive/</text:p>
              </text:list-item>
              <text:list-item>
                <text:p>Library: os, re, wordcloud, etc</text:p>
              </text:list-item>
              <text:list-item>
                <text:p>python有意思的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rm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DO NOT EXECUTE: rm -rf /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mv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move (rename) files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Note:</text:p>
              </text:list-item>
              <text:list-item>
                <text:p>Better to add -i o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2" draw:display-name="Bitmap 2" xlink:href="Pictures/1000020100000CEB000009B0DFDC55DC230343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17T16:07:49.126149820</dc:date>
    <meta:editing-duration>PT1H43M57S</meta:editing-duration>
    <meta:editing-cycles>22</meta:editing-cycles>
    <meta:generator>LibreOffice/6.0.7.3$Linux_X86_64 LibreOffice_project/00m0$Build-3</meta:generator>
    <meta:document-statistic meta:object-count="72"/>
  </office:meta>
</office:document-meta>
</file>